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5cd" officeooo:paragraph-rsid="000a45cd"/>
    </style:style>
    <style:style style:name="P2" style:family="paragraph" style:parent-style-name="Standard">
      <style:text-properties fo:font-size="14pt" fo:font-weight="bold" officeooo:rsid="000a45cd" officeooo:paragraph-rsid="000a45c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b4cf5" officeooo:paragraph-rsid="000b4c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1eed" officeooo:paragraph-rsid="000c1ee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b4cf5" officeooo:paragraph-rsid="000b4cf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2pt" fo:font-weight="normal" officeooo:rsid="000a45cd" officeooo:paragraph-rsid="000a45c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a45cd" officeooo:paragraph-rsid="000a45c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4cf5" style:font-size-asian="12pt" style:font-size-complex="12pt"/>
    </style:style>
    <style:style style:name="T3" style:family="text">
      <style:text-properties officeooo:rsid="000b4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4"><text:span text:style-name="T3">A</text:span>ssignment No.2 (C)</text:p>
      <text:p text:style-name="P3"><text:span text:style-name="T1">1) IP Address Count</text:span></text:p>
      <text:p text:style-name="P3"><text:span text:style-name="T1"/></text:p>
      <text:p text:style-name="P3"><text:span text:style-name="T1">Program:</text:span></text:p>
      <text:p text:style-name="P5"><text:span text:style-name="T1">import org.apache.hadoop.conf.Configuration;</text:span></text:p>
      <text:p text:style-name="P5"><text:span text:style-name="T1">import org.apache.hadoop.fs.Path;</text:span></text:p>
      <text:p text:style-name="P5"><text:span text:style-name="T1">import org.apache.hadoop.io.IntWritable;</text:span></text:p>
      <text:p text:style-name="P5"><text:span text:style-name="T1">import org.apache.hadoop.io.Text;</text:span></text:p>
      <text:p text:style-name="P5"><text:span text:style-name="T1">import org.apache.hadoop.mapreduce.Job;</text:span></text:p>
      <text:p text:style-name="P5"><text:span text:style-name="T1">import org.apache.hadoop.mapreduce.Mapper;</text:span></text:p>
      <text:p text:style-name="P5"><text:span text:style-name="T1">import org.apache.hadoop.mapreduce.Reducer;</text:span></text:p>
      <text:p text:style-name="P5"><text:span text:style-name="T1">import org.apache.hadoop.mapreduce.lib.input.FileInputFormat;</text:span></text:p>
      <text:p text:style-name="P5"><text:span text:style-name="T1">import org.apache.hadoop.mapreduce.lib.output.FileOutputFormat;</text:span></text:p>
      <text:p text:style-name="P5"><text:span text:style-name="T1"/></text:p>
      <text:p text:style-name="P5"><text:span text:style-name="T1">import java.io.IOException;</text:span></text:p>
      <text:p text:style-name="P5"><text:span text:style-name="T1"/></text:p>
      <text:p text:style-name="P5"><text:span text:style-name="T1">public class IpAddressCount {</text:span></text:p>
      <text:p text:style-name="P5"><text:span text:style-name="T1"/></text:p>
      <text:p text:style-name="P5"><text:span text:style-name="T1"><text:s text:c="4"/>public static class IpAddressMapper extends Mapper&lt;Object, Text, Text, IntWritable&gt; {</text:span></text:p>
      <text:p text:style-name="P5"><text:span text:style-name="T1"><text:s text:c="8"/>private final static IntWritable one = new IntWritable(1);</text:span></text:p>
      <text:p text:style-name="P5"><text:span text:style-name="T1"><text:s text:c="8"/>private Text ipAddress = new Text();</text:span></text:p>
      <text:p text:style-name="P5"><text:span text:style-name="T1"/></text:p>
      <text:p text:style-name="P5"><text:span text:style-name="T1"><text:s text:c="8"/>@Override</text:span></text:p>
      <text:p text:style-name="P5"><text:span text:style-name="T1"><text:s text:c="8"/>protected void map(Object key, Text value, Context context) throws IOException, InterruptedException {</text:span></text:p>
      <text:p text:style-name="P5"><text:span text:style-name="T1"><text:s text:c="12"/>String[] columns = value.toString().split(","); // Adjust delimiter if necessary</text:span></text:p>
      <text:p text:style-name="P5"><text:span text:style-name="T1"><text:s text:c="12"/>if (columns.length &gt; 2) {</text:span></text:p>
      <text:p text:style-name="P5"><text:span text:style-name="T1"><text:s text:c="16"/>ipAddress.set(columns[2].trim()); // Assuming the IP address is in the third column</text:span></text:p>
      <text:p text:style-name="P5"><text:span text:style-name="T1"><text:s text:c="16"/>context.write(ipAddress, one);</text:span></text:p>
      <text:p text:style-name="P5"><text:span text:style-name="T1"><text:s text:c="12"/>}</text:span></text:p>
      <text:p text:style-name="P5"><text:span text:style-name="T1"><text:s text:c="8"/>}</text:span></text:p>
      <text:p text:style-name="P5"><text:span text:style-name="T1"><text:s text:c="4"/>}</text:span></text:p>
      <text:p text:style-name="P5"><text:span text:style-name="T1"/></text:p>
      <text:p text:style-name="P5"><text:span text:style-name="T1"><text:s text:c="4"/>public static class IpAddressReducer extends Reducer&lt;Text, IntWritable, Text, IntWritable&gt; {</text:span></text:p>
      <text:p text:style-name="P5"><text:span text:style-name="T1"><text:s text:c="8"/>private IntWritable result = new IntWritable();</text:span></text:p>
      <text:p text:style-name="P5"><text:span text:style-name="T1"/></text:p>
      <text:p text:style-name="P5"><text:span text:style-name="T1"><text:s text:c="8"/>@Override</text:span></text:p>
      <text:p text:style-name="P5"><text:span text:style-name="T1"><text:s text:c="8"/>protected void reduce(Text key, Iterable&lt;IntWritable&gt; values, Context context) throws IOException, InterruptedException {</text:span></text:p>
      <text:p text:style-name="P5"><text:span text:style-name="T1"><text:s text:c="12"/>int sum = 0;</text:span></text:p>
      <text:p text:style-name="P5"><text:span text:style-name="T1"><text:s text:c="12"/>for (IntWritable val : values) {</text:span></text:p>
      <text:p text:style-name="P5"><text:span text:style-name="T1"><text:s text:c="16"/>sum += val.get();</text:span></text:p>
      <text:p text:style-name="P5"><text:span text:style-name="T1"><text:s text:c="12"/>}</text:span></text:p>
      <text:p text:style-name="P5"><text:span text:style-name="T1"><text:s text:c="12"/>result.set(sum);</text:span></text:p>
      <text:p text:style-name="P5"><text:span text:style-name="T1"><text:s text:c="12"/>context.write(key, result);</text:span></text:p>
      <text:p text:style-name="P5"><text:span text:style-name="T1"><text:s text:c="8"/>}</text:span></text:p>
      <text:p text:style-name="P5"><text:span text:style-name="T1"><text:s text:c="4"/>}</text:span></text:p>
      <text:p text:style-name="P5"><text:span text:style-name="T1"/></text:p>
      <text:p text:style-name="P5"><text:span text:style-name="T1"><text:s text:c="4"/>public static void main(String[] args) throws Exception {</text:span></text:p>
      <text:p text:style-name="P5"><text:span text:style-name="T1"><text:s text:c="8"/>if (args.length != 2) {</text:span></text:p>
      <text:p text:style-name="P5"><text:span text:style-name="T1"><text:s text:c="12"/>System.err.println("Usage: IpAddressCount &lt;input path&gt; &lt;output path&gt;");</text:span></text:p>
      <text:p text:style-name="P5"><text:soft-page-break/><text:span text:style-name="T1"><text:s text:c="12"/>System.exit(-1);</text:span></text:p>
      <text:p text:style-name="P5"><text:span text:style-name="T1"><text:s text:c="8"/>}</text:span></text:p>
      <text:p text:style-name="P5"><text:span text:style-name="T1"/></text:p>
      <text:p text:style-name="P5"><text:span text:style-name="T1"><text:s text:c="8"/>Configuration conf = new Configuration();</text:span></text:p>
      <text:p text:style-name="P5"><text:span text:style-name="T1"><text:s text:c="8"/>Job job = Job.getInstance(conf, "IP Address Count");</text:span></text:p>
      <text:p text:style-name="P5"><text:span text:style-name="T1"><text:s text:c="8"/>job.setJarByClass(IpAddressCount.class);</text:span></text:p>
      <text:p text:style-name="P5"><text:span text:style-name="T1"><text:s text:c="8"/>job.setMapperClass(IpAddressMapper.class);</text:span></text:p>
      <text:p text:style-name="P5"><text:span text:style-name="T1"><text:s text:c="8"/>job.setCombinerClass(IpAddressReducer.class);</text:span></text:p>
      <text:p text:style-name="P5"><text:span text:style-name="T1"><text:s text:c="8"/>job.setReducerClass(IpAddressReducer.class);</text:span></text:p>
      <text:p text:style-name="P5"><text:span text:style-name="T1"><text:s text:c="8"/>job.setOutputKeyClass(Text.class);</text:span></text:p>
      <text:p text:style-name="P5"><text:span text:style-name="T1"><text:s text:c="8"/>job.setOutputValueClass(IntWritable.class);</text:span></text:p>
      <text:p text:style-name="P5"><text:span text:style-name="T1"><text:s text:c="8"/></text:span></text:p>
      <text:p text:style-name="P5"><text:span text:style-name="T1"><text:s text:c="8"/>FileInputFormat.addInputPath(job, new Path(args[0]));</text:span></text:p>
      <text:p text:style-name="P5"><text:span text:style-name="T1"><text:s text:c="8"/>FileOutputFormat.setOutputPath(job, new Path(args[1]));</text:span></text:p>
      <text:p text:style-name="P5"><text:span text:style-name="T1"><text:s text:c="8"/></text:span></text:p>
      <text:p text:style-name="P5"><text:span text:style-name="T1"><text:s text:c="8"/>System.exit(job.waitForCompletion(true) ? 0 : 1);</text:span></text:p>
      <text:p text:style-name="P5"><text:span text:style-name="T1"><text:s text:c="4"/>}</text:span></text:p>
      <text:p text:style-name="P5"><text:span text:style-name="T1">}</text:span></text:p>
      <text:p text:style-name="P5"><text:span text:style-name="T1"/></text:p>
      <text:p text:style-name="P3"><text:span text:style-name="T1">Output:</text:span></text:p>
      <text:p text:style-name="P5"><text:span text:style-name="T1">[cloudera@quickstart 33301]$ hadoop fs -cat ipcountdir1/part-r-00000</text:span></text:p>
      <text:p text:style-name="P5"><text:span text:style-name="T1">IP Address: 10.10.14.85, Count: 127</text:span></text:p>
      <text:p text:style-name="P5"><text:span text:style-name="T1">IP Address: 10.10.14.88, Count: 235</text:span></text:p>
      <text:p text:style-name="P5"><text:span text:style-name="T1">IP Address: 10.10.14.89, Count: 94</text:span></text:p>
      <text:p text:style-name="P5"><text:span text:style-name="T1">IP Address: 10.10.14.92, Count: 253</text:span></text:p>
      <text:p text:style-name="P5"><text:span text:style-name="T1">IP Address: 10.10.14.94, Count: 15</text:span></text:p>
      <text:p text:style-name="P5"><text:span text:style-name="T1">IP Address: 10.10.14.95, Count: 618</text:span></text:p>
      <text:p text:style-name="P5"><text:span text:style-name="T1">IP Address: 10.10.14.98, Count: 561</text:span></text:p>
      <text:p text:style-name="P5"><text:span text:style-name="T1">IP Address: 10.10.14.99, Count: 83</text:span></text:p>
      <text:p text:style-name="P5"><text:span text:style-name="T1">IP Address: 10.10.15.0, Count: 1290</text:span></text:p>
      <text:p text:style-name="P5"><text:span text:style-name="T1">IP Address: 10.10.15.100, Count: 146</text:span></text:p>
      <text:p text:style-name="P5"><text:span text:style-name="T1">IP Address: 10.10.15.101, Count: 80</text:span></text:p>
      <text:p text:style-name="P5"><text:span text:style-name="T1">IP Address: 10.10.15.102, Count: 11</text:span></text:p>
      <text:p text:style-name="P5"><text:span text:style-name="T1">IP Address: 10.10.15.103, Count: 25</text:span></text:p>
      <text:p text:style-name="P5"><text:span text:style-name="T1">IP Address: 10.10.15.105, Count: 2</text:span></text:p>
      <text:p text:style-name="P5"><text:span text:style-name="T1">IP Address: 10.10.15.108, Count: 572</text:span></text:p>
      <text:p text:style-name="P5"><text:span text:style-name="T1">IP Address: 10.10.15.109, Count: 215</text:span></text:p>
      <text:p text:style-name="P5"><text:span text:style-name="T1">IP Address: 10.10.15.111, Count: 376</text:span></text:p>
      <text:p text:style-name="P5"><text:span text:style-name="T1">IP Address: 10.10.15.113, Count: 12</text:span></text:p>
      <text:p text:style-name="P5"><text:span text:style-name="T1">IP Address: 10.10.15.116, Count: 24</text:span></text:p>
      <text:p text:style-name="P5"><text:span text:style-name="T1">IP Address: 10.10.15.117, Count: 2</text:span></text:p>
      <text:p text:style-name="P5"><text:span text:style-name="T1">IP Address: 10.10.15.119, Count: 2</text:span></text:p>
      <text:p text:style-name="P5"><text:span text:style-name="T1">IP Address: 10.10.15.12, Count: 67</text:span></text:p>
      <text:p text:style-name="P5"><text:span text:style-name="T1">IP Address: 10.10.15.121, Count: 80</text:span></text:p>
      <text:p text:style-name="P5"><text:span text:style-name="T1">IP Address: 10.10.15.122, Count: 65</text:span></text:p>
      <text:p text:style-name="P5"><text:span text:style-name="T1">IP Address: 10.10.15.124, Count: 433</text:span></text:p>
      <text:p text:style-name="P5"><text:span text:style-name="T1">IP Address: 10.10.15.125, Count: 3846</text:span></text:p>
      <text:p text:style-name="P5"><text:span text:style-name="T1">IP Address: 10.10.15.127, Count: 122</text:span></text:p>
      <text:p text:style-name="P5"><text:span text:style-name="T1">IP Address: 10.10.15.129, Count: 1269</text:span></text:p>
      <text:p text:style-name="P5"><text:span text:style-name="T1">IP Address: 10.10.15.13, Count: 45</text:span></text:p>
      <text:p text:style-name="P5"><text:span text:style-name="T1">IP Address: 10.10.15.130, Count: 19</text:span></text:p>
      <text:p text:style-name="P5"><text:span text:style-name="T1">IP Address: 10.10.15.131, Count: 514</text:span></text:p>
      <text:p text:style-name="P5"><text:soft-page-break/><text:span text:style-name="T1">IP Address: 10.10.15.133, Count: 124</text:span></text:p>
      <text:p text:style-name="P5"><text:span text:style-name="T1">IP Address: 10.10.15.134, Count: 29</text:span></text:p>
      <text:p text:style-name="P5"><text:span text:style-name="T1">IP Address: 10.10.15.135, Count: 535</text:span></text:p>
      <text:p text:style-name="P5"><text:span text:style-name="T1">IP Address: 10.10.15.137, Count: 66</text:span></text:p>
      <text:p text:style-name="P5"><text:span text:style-name="T1">IP Address: 10.10.15.138, Count: 182</text:span></text:p>
      <text:p text:style-name="P5"><text:span text:style-name="T1">IP Address: 10.10.15.139, Count: 14</text:span></text:p>
      <text:p text:style-name="P5"><text:span text:style-name="T1">IP Address: 10.10.15.14, Count: 165</text:span></text:p>
      <text:p text:style-name="P5"><text:span text:style-name="T1">IP Address: 10.10.15.141, Count: 58</text:span></text:p>
      <text:p text:style-name="P5"><text:span text:style-name="T1">IP Address: 10.10.15.142, Count: 4</text:span></text:p>
      <text:p text:style-name="P5"><text:span text:style-name="T1">IP Address: 10.10.15.143, Count: 196</text:span></text:p>
      <text:p text:style-name="P5"><text:span text:style-name="T1">IP Address: 10.10.15.145, Count: 2116</text:span></text:p>
      <text:p text:style-name="P5"><text:span text:style-name="T1">IP Address: 10.10.15.147, Count: 69</text:span></text:p>
      <text:p text:style-name="P5"><text:span text:style-name="T1">IP Address: 10.10.15.153, Count: 1034</text:span></text:p>
      <text:p text:style-name="P5"><text:span text:style-name="T1">IP Address: 10.10.15.154, Count: 491</text:span></text:p>
      <text:p text:style-name="P5"><text:span text:style-name="T1">IP Address: 10.10.15.157, Count: 683</text:span></text:p>
      <text:p text:style-name="P5"><text:span text:style-name="T1">IP Address: 10.10.15.158, Count: 96</text:span></text:p>
      <text:p text:style-name="P5"><text:span text:style-name="T1">IP Address: 10.10.15.16, Count: 728</text:span></text:p>
      <text:p text:style-name="P5"><text:span text:style-name="T1">IP Address: 10.10.15.160, Count: 21</text:span></text:p>
      <text:p text:style-name="P5"><text:span text:style-name="T1">IP Address: 10.10.15.164, Count: 538</text:span></text:p>
      <text:p text:style-name="P5"><text:span text:style-name="T1">IP Address: 10.10.15.165, Count: 45</text:span></text:p>
      <text:p text:style-name="P5"><text:span text:style-name="T1">IP Address: 10.10.15.17, Count: 699</text:span></text:p>
      <text:p text:style-name="P5"><text:span text:style-name="T1">IP Address: 10.10.15.170, Count: 559</text:span></text:p>
      <text:p text:style-name="P5"><text:span text:style-name="T1">IP Address: 10.10.15.172, Count: 27</text:span></text:p>
      <text:p text:style-name="P5"><text:span text:style-name="T1">IP Address: 10.10.15.173, Count: 44</text:span></text:p>
      <text:p text:style-name="P5"><text:span text:style-name="T1">IP Address: 10.10.15.175, Count: 353</text:span></text:p>
      <text:p text:style-name="P5"><text:span text:style-name="T1">IP Address: 10.10.15.177, Count: 124</text:span></text:p>
      <text:p text:style-name="P5"><text:span text:style-name="T1">IP Address: 10.10.15.193, Count: 441</text:span></text:p>
      <text:p text:style-name="P5"><text:span text:style-name="T1">IP Address: 10.10.15.194, Count: 426</text:span></text:p>
      <text:p text:style-name="P5"><text:span text:style-name="T1">IP Address: 10.10.15.20, Count: 187</text:span></text:p>
      <text:p text:style-name="P5"><text:span text:style-name="T1">IP Address: 10.10.15.204, Count: 24467</text:span></text:p>
      <text:p text:style-name="P5"><text:span text:style-name="T1">IP Address: 10.10.15.215, Count: 725</text:span></text:p>
      <text:p text:style-name="P5"><text:span text:style-name="T1">IP Address: 10.10.15.24, Count: 190</text:span></text:p>
      <text:p text:style-name="P5"><text:span text:style-name="T1">IP Address: 10.10.15.25, Count: 151</text:span></text:p>
      <text:p text:style-name="P5"><text:span text:style-name="T1">IP Address: 10.10.15.31, Count: 129</text:span></text:p>
      <text:p text:style-name="P5"><text:span text:style-name="T1">IP Address: 10.10.15.32, Count: 417</text:span></text:p>
      <text:p text:style-name="P5"><text:span text:style-name="T1">IP Address: 10.10.15.38, Count: 597</text:span></text:p>
      <text:p text:style-name="P5"><text:span text:style-name="T1">IP Address: 10.10.15.43, Count: 46</text:span></text:p>
      <text:p text:style-name="P5"><text:span text:style-name="T1">IP Address: 10.10.15.44, Count: 159</text:span></text:p>
      <text:p text:style-name="P5"><text:span text:style-name="T1">IP Address: 10.10.15.46, Count: 88</text:span></text:p>
      <text:p text:style-name="P5"><text:span text:style-name="T1">IP Address: 10.10.15.47, Count: 116</text:span></text:p>
      <text:p text:style-name="P5"><text:span text:style-name="T1">IP Address: 10.10.15.48, Count: 169</text:span></text:p>
      <text:p text:style-name="P5"><text:span text:style-name="T1">IP Address: 10.10.15.49, Count: 120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2"><text:span text:style-name="T2">2</text:span><text:span text:style-name="T1">) MAC Address Count </text:span></text:p>
      <text:p text:style-name="P2"><text:span text:style-name="T1"/></text:p>
      <text:p text:style-name="P7">Program : </text:p>
      <text:p text:style-name="P6">package packageDemo;</text:p>
      <text:p text:style-name="P6">import org.apache.hadoop.conf.Configuration;</text:p>
      <text:p text:style-name="P6">import org.apache.hadoop.fs.Path;</text:p>
      <text:p text:style-name="P6">import org.apache.hadoop.io.IntWritable;</text:p>
      <text:p text:style-name="P6"><text:soft-page-break/>import org.apache.hadoop.io.Text;</text:p>
      <text:p text:style-name="P6">import org.apache.hadoop.mapreduce.Job;</text:p>
      <text:p text:style-name="P6">import org.apache.hadoop.mapreduce.Mapper;</text:p>
      <text:p text:style-name="P6">import org.apache.hadoop.mapreduce.Reducer;</text:p>
      <text:p text:style-name="P6">import org.apache.hadoop.mapreduce.lib.input.FileInputFormat;</text:p>
      <text:p text:style-name="P6">import org.apache.hadoop.mapreduce.lib.output.FileOutputFormat;</text:p>
      <text:p text:style-name="P6">import java.io.IOException;</text:p>
      <text:p text:style-name="P6"/>
      <text:p text:style-name="P6">public class MacAddressCount {</text:p>
      <text:p text:style-name="P6"><text:tab/>public static class MacAddressMapper extends Mapper&lt;Object, Text, Text, IntWritable&gt; {</text:p>
      <text:p text:style-name="P6"><text:s text:c="8"/>private final static IntWritable one = new IntWritable(1);</text:p>
      <text:p text:style-name="P6"><text:s text:c="8"/>private Text macAddress = new Text();</text:p>
      <text:p text:style-name="P6"/>
      <text:p text:style-name="P6"><text:s text:c="8"/>@Override</text:p>
      <text:p text:style-name="P6"><text:s text:c="8"/>protected void map(Object key, Text value, Context context) throws IOException, InterruptedException {</text:p>
      <text:p text:style-name="P6"><text:s text:c="12"/>String[] columns = value.toString().split(","); // Adjust delimiter if necessary</text:p>
      <text:p text:style-name="P6"><text:s text:c="12"/>if (columns.length &gt; 1) {</text:p>
      <text:p text:style-name="P6"><text:s text:c="16"/>macAddress.set(columns[1].trim());</text:p>
      <text:p text:style-name="P6"><text:s text:c="16"/>context.write(macAddress, one);</text:p>
      <text:p text:style-name="P6"><text:s text:c="12"/>}</text:p>
      <text:p text:style-name="P6"><text:s text:c="8"/>}</text:p>
      <text:p text:style-name="P6"><text:s text:c="4"/>}</text:p>
      <text:p text:style-name="P6"><text:tab/>public static class MacAddressReducer extends Reducer&lt;Text, IntWritable, Text, IntWritable&gt; {</text:p>
      <text:p text:style-name="P6"><text:s text:c="8"/>private IntWritable result = new IntWritable();</text:p>
      <text:p text:style-name="P6"/>
      <text:p text:style-name="P6"><text:s text:c="8"/>@Override</text:p>
      <text:p text:style-name="P6"><text:s text:c="8"/>protected void reduce(Text key, Iterable&lt;IntWritable&gt; values, Context context) throws IOException, InterruptedException {</text:p>
      <text:p text:style-name="P6"><text:s text:c="12"/>int sum = 0;</text:p>
      <text:p text:style-name="P6"><text:s text:c="12"/>for (IntWritable val : values) {</text:p>
      <text:p text:style-name="P6"><text:s text:c="12"/><text:tab/>sum += val.get();</text:p>
      <text:p text:style-name="P6"><text:s text:c="12"/>}</text:p>
      <text:p text:style-name="P6"><text:s text:c="12"/>result.set(sum);</text:p>
      <text:p text:style-name="P6"><text:s text:c="12"/>context.write(key, result);</text:p>
      <text:p text:style-name="P6"><text:s text:c="8"/>}</text:p>
      <text:p text:style-name="P6"><text:s text:c="4"/>}</text:p>
      <text:p text:style-name="P6"><text:tab/> <text:s/>public static void main(String[] args) throws Exception {</text:p>
      <text:p text:style-name="P6"><text:tab/> <text:s text:c="7"/>if (args.length != 2) {</text:p>
      <text:p text:style-name="P6"><text:tab/> <text:s text:c="11"/>System.err.println("Usage: MacAddressCount &lt;input path&gt; &lt;output path&gt;");</text:p>
      <text:p text:style-name="P6"><text:tab/> <text:s text:c="11"/>System.exit(-1);</text:p>
      <text:p text:style-name="P6"><text:tab/> <text:s text:c="7"/>}</text:p>
      <text:p text:style-name="P6"><text:tab/> <text:s text:c="7"/>Configuration conf = new Configuration();</text:p>
      <text:p text:style-name="P6"><text:tab/> <text:s text:c="7"/>Job job = Job.getInstance(conf, "MAC Address Count");</text:p>
      <text:p text:style-name="P6"><text:tab/> <text:s text:c="7"/>job.setJarByClass(MacAddressCount.class);</text:p>
      <text:p text:style-name="P6"><text:tab/> <text:s text:c="7"/>job.setMapperClass(MacAddressMapper.class);</text:p>
      <text:p text:style-name="P6"><text:tab/> <text:s text:c="7"/>job.setCombinerClass(MacAddressReducer.class);</text:p>
      <text:p text:style-name="P6"><text:tab/> <text:s text:c="7"/>job.setReducerClass(MacAddressReducer.class);</text:p>
      <text:p text:style-name="P6"><text:tab/> <text:s text:c="7"/>job.setOutputKeyClass(Text.class);</text:p>
      <text:p text:style-name="P6"><text:tab/> <text:s text:c="7"/>job.setOutputValueClass(IntWritable.class);</text:p>
      <text:p text:style-name="P6"><text:tab/> <text:s text:c="7"/></text:p>
      <text:p text:style-name="P6"><text:soft-page-break/><text:tab/> <text:s text:c="7"/>FileInputFormat.addInputPath(job, new Path(args[0]));</text:p>
      <text:p text:style-name="P6"><text:tab/> <text:s text:c="7"/>FileOutputFormat.setOutputPath(job, new Path(args[1]));</text:p>
      <text:p text:style-name="P6"><text:tab/> <text:s text:c="7"/>System.exit(job.waitForCompletion(true) ? 0 : 1);</text:p>
      <text:p text:style-name="P6"><text:tab/> <text:s text:c="3"/>}</text:p>
      <text:p text:style-name="P6">}</text:p>
      <text:p text:style-name="P6"/>
      <text:p text:style-name="P7">Output : </text:p>
      <text:p text:style-name="P1">[cloudera@quickstart 33307]$ <text:s/>hadoop fs -put LogFile.csv logFile</text:p>
      <text:p text:style-name="P1">put: `logFile': File exists</text:p>
      <text:p text:style-name="P1">[cloudera@quickstart 33307]$ hadoop jar Ass2C.jar packageDemo.MacAddressCount logFile assig2Cdir1</text:p>
      <text:p text:style-name="P1">25/02/04 23:04:16 INFO client.RMProxy: Connecting to ResourceManager at /0.0.0.0:8032</text:p>
      <text:p text:style-name="P1">25/02/04 23:04:17 WARN mapreduce.JobSubmitter: Hadoop command-line option parsing not performed. Implement the Tool interface and execute your application with ToolRunner to remedy this.</text:p>
      <text:p text:style-name="P1">25/02/04 23:04:18 INFO input.FileInputFormat: Total input paths to process : 1</text:p>
      <text:p text:style-name="P1">25/02/04 23:04:18 INFO mapreduce.JobSubmitter: number of splits:1</text:p>
      <text:p text:style-name="P1">25/02/04 23:04:18 INFO mapreduce.JobSubmitter: Submitting tokens for job: job_1738735765390_0003</text:p>
      <text:p text:style-name="P1">25/02/04 23:04:19 INFO impl.YarnClientImpl: Submitted application application_1738735765390_0003</text:p>
      <text:p text:style-name="P1">25/02/04 23:04:19 INFO mapreduce.Job: The url to track the job: http://quickstart.cloudera:8088/proxy/application_1738735765390_0003/</text:p>
      <text:p text:style-name="P1">25/02/04 23:04:19 INFO mapreduce.Job: Running job: job_1738735765390_0003</text:p>
      <text:p text:style-name="P1">25/02/04 23:04:30 INFO mapreduce.Job: Job job_1738735765390_0003 running in uber mode : false</text:p>
      <text:p text:style-name="P1">25/02/04 23:04:30 INFO mapreduce.Job: <text:s/>map 0% reduce 0%</text:p>
      <text:p text:style-name="P1">25/02/04 23:04:43 INFO mapreduce.Job: <text:s/>map 100% reduce 0%</text:p>
      <text:p text:style-name="P1">25/02/04 23:04:56 INFO mapreduce.Job: <text:s/>map 100% reduce 100%</text:p>
      <text:p text:style-name="P1">25/02/04 23:04:56 INFO mapreduce.Job: Job job_1738735765390_0003 completed successfully</text:p>
      <text:p text:style-name="P1">25/02/04 23:04:57 INFO mapreduce.Job: Counters: 49</text:p>
      <text:p text:style-name="P1"><text:tab/>File System Counters</text:p>
      <text:p text:style-name="P1"><text:tab/><text:tab/>FILE: Number of bytes read=13875</text:p>
      <text:p text:style-name="P1"><text:tab/><text:tab/>FILE: Number of bytes written=248527</text:p>
      <text:p text:style-name="P1"><text:tab/><text:tab/>FILE: Number of read operations=0</text:p>
      <text:p text:style-name="P1"><text:tab/><text:tab/>FILE: Number of large read operations=0</text:p>
      <text:p text:style-name="P1"><text:tab/><text:tab/>FILE: Number of write operations=0</text:p>
      <text:p text:style-name="P1"><text:tab/><text:tab/>HDFS: Number of bytes read=65103421</text:p>
      <text:p text:style-name="P1"><text:tab/><text:tab/>HDFS: Number of bytes written=12822</text:p>
      <text:p text:style-name="P1"><text:tab/><text:tab/>HDFS: Number of read operations=6</text:p>
      <text:p text:style-name="P1"><text:tab/><text:tab/>HDFS: Number of large read operations=0</text:p>
      <text:p text:style-name="P1"><text:tab/><text:tab/>HDFS: Number of write operations=2</text:p>
      <text:p text:style-name="P1"><text:tab/>Job Counters </text:p>
      <text:p text:style-name="P1"><text:tab/><text:tab/>Launched map tasks=1</text:p>
      <text:p text:style-name="P1"><text:tab/><text:tab/>Launched reduce tasks=1</text:p>
      <text:p text:style-name="P1"><text:tab/><text:tab/>Data-local map tasks=1</text:p>
      <text:p text:style-name="P1"><text:tab/><text:tab/>Total time spent by all maps in occupied slots (ms)=10826</text:p>
      <text:p text:style-name="P1"><text:tab/><text:tab/>Total time spent by all reduces in occupied slots (ms)=10102</text:p>
      <text:p text:style-name="P1"><text:tab/><text:tab/>Total time spent by all map tasks (ms)=10826</text:p>
      <text:p text:style-name="P1"><text:tab/><text:tab/>Total time spent by all reduce tasks (ms)=10102</text:p>
      <text:p text:style-name="P1"><text:tab/><text:tab/>Total vcore-seconds taken by all map tasks=10826</text:p>
      <text:p text:style-name="P1"><text:tab/><text:tab/>Total vcore-seconds taken by all reduce tasks=10102</text:p>
      <text:p text:style-name="P1"><text:soft-page-break/><text:tab/><text:tab/>Total megabyte-seconds taken by all map tasks=11085824</text:p>
      <text:p text:style-name="P1"><text:tab/><text:tab/>Total megabyte-seconds taken by all reduce tasks=10344448</text:p>
      <text:p text:style-name="P1"><text:tab/>Map-Reduce Framework</text:p>
      <text:p text:style-name="P1"><text:tab/><text:tab/>Map input records=663257</text:p>
      <text:p text:style-name="P1"><text:tab/><text:tab/>Map output records=663257</text:p>
      <text:p text:style-name="P1"><text:tab/><text:tab/>Map output bytes=15107654</text:p>
      <text:p text:style-name="P1"><text:tab/><text:tab/>Map output materialized bytes=13875</text:p>
      <text:p text:style-name="P1"><text:tab/><text:tab/>Input split bytes=118</text:p>
      <text:p text:style-name="P1"><text:tab/><text:tab/>Combine input records=663257</text:p>
      <text:p text:style-name="P1"><text:tab/><text:tab/>Combine output records=559</text:p>
      <text:p text:style-name="P1"><text:tab/><text:tab/>Reduce input groups=559</text:p>
      <text:p text:style-name="P1"><text:tab/><text:tab/>Reduce shuffle bytes=13875</text:p>
      <text:p text:style-name="P1"><text:tab/><text:tab/>Reduce input records=559</text:p>
      <text:p text:style-name="P1"><text:tab/><text:tab/>Reduce output records=559</text:p>
      <text:p text:style-name="P1"><text:tab/><text:tab/>Spilled Records=1118</text:p>
      <text:p text:style-name="P1"><text:tab/><text:tab/>Shuffled Maps =1</text:p>
      <text:p text:style-name="P1"><text:tab/><text:tab/>Failed Shuffles=0</text:p>
      <text:p text:style-name="P1"><text:tab/><text:tab/>Merged Map outputs=1</text:p>
      <text:p text:style-name="P1"><text:tab/><text:tab/>GC time elapsed (ms)=194</text:p>
      <text:p text:style-name="P1"><text:tab/><text:tab/>CPU time spent (ms)=3850</text:p>
      <text:p text:style-name="P1"><text:tab/><text:tab/>Physical memory (bytes) snapshot=350867456</text:p>
      <text:p text:style-name="P1"><text:tab/><text:tab/>Virtual memory (bytes) snapshot=3007225856</text:p>
      <text:p text:style-name="P1"><text:tab/><text:tab/>Total committed heap usage (bytes)=226365440</text:p>
      <text:p text:style-name="P1"><text:tab/>Shuffle Errors</text:p>
      <text:p text:style-name="P1"><text:tab/><text:tab/>BAD_ID=0</text:p>
      <text:p text:style-name="P1"><text:tab/><text:tab/>CONNECTION=0</text:p>
      <text:p text:style-name="P1"><text:tab/><text:tab/>IO_ERROR=0</text:p>
      <text:p text:style-name="P1"><text:tab/><text:tab/>WRONG_LENGTH=0</text:p>
      <text:p text:style-name="P1"><text:tab/><text:tab/>WRONG_MAP=0</text:p>
      <text:p text:style-name="P1"><text:tab/><text:tab/>WRONG_REDUCE=0</text:p>
      <text:p text:style-name="P1"><text:tab/>File Input Format Counters </text:p>
      <text:p text:style-name="P1"><text:tab/><text:tab/>Bytes Read=65103303</text:p>
      <text:p text:style-name="P1"><text:tab/>File Output Format Counters </text:p>
      <text:p text:style-name="P1"><text:tab/><text:tab/>Bytes Written=12822</text:p>
      <text:p text:style-name="P1">[cloudera@quickstart 33307]$ <text:s/>hadoop fs -ls assig2Cdir1</text:p>
      <text:p text:style-name="P1">Found 2 items</text:p>
      <text:p text:style-name="P1">-rw-r--r-- <text:s text:c="2"/>1 cloudera cloudera <text:s text:c="9"/>0 2025-02-04 23:04 assig2Cdir1/_SUCCESS</text:p>
      <text:p text:style-name="P1">-rw-r--r-- <text:s text:c="2"/>1 cloudera cloudera <text:s text:c="5"/>12822 2025-02-04 23:04 assig2Cdir1/part-r-00000</text:p>
      <text:p text:style-name="P1">[cloudera@quickstart 33307]$ <text:s/>hadoop fs -cat assig2Cdir1/part-r-00000</text:p>
      <text:p text:style-name="P1">MAC Address: 30-75-12-0D-CE-4C, Count: 436</text:p>
      <text:p text:style-name="P1">MAC Address: 30-F7-72-05-D4-67, Count: 190</text:p>
      <text:p text:style-name="P1">MAC Address: 30-F7-72-1E-CF-6F, Count: 572</text:p>
      <text:p text:style-name="P1">MAC Address: 30-F9-ED-A7-6A-9E, Count: 216</text:p>
      <text:p text:style-name="P1">MAC Address: 34-78-D7-86-52-25, Count: 1887</text:p>
      <text:p text:style-name="P1">MAC Address: 34-78-D7-C7-13-D8, Count: 3942</text:p>
      <text:p text:style-name="P1">MAC Address: 34-BB-26-18-CB-AD, Count: 212</text:p>
      <text:p text:style-name="P1">MAC Address: 34-DE-1A-A5-7B-1B, Count: 316</text:p>
      <text:p text:style-name="P1">MAC Address: 34-F6-4B-F3-9F-F8, Count: 938</text:p>
      <text:p text:style-name="P1">MAC Address: 38-A4-ED-5A-1F-E5, Count: 375</text:p>
      <text:p text:style-name="P1">MAC Address: 38-A4-ED-5E-8A-3D, Count: 97</text:p>
      <text:p text:style-name="P1">MAC Address: 38-A4-ED-5F-E7-C7, Count: 78</text:p>
      <text:p text:style-name="P1">MAC Address: 38-A4-ED-C7-3D-95, Count: 1237</text:p>
      <text:p text:style-name="P1"><text:soft-page-break/>MAC Address: 38-A4-ED-E8-8B-D9, Count: 127</text:p>
      <text:p text:style-name="P1">MAC Address: 38-B1-DB-C6-DA-4D, Count: 772</text:p>
      <text:p text:style-name="P1">MAC Address: 38-D5-47-8A-A7-49, Count: 2527</text:p>
      <text:p text:style-name="P1">MAC Address: 3C-A0-67-DE-C7-BB, Count: 575</text:p>
      <text:p text:style-name="P1">MAC Address: 3C-BB-FD-A3-37-72, Count: 820</text:p>
      <text:p text:style-name="P1">MAC Address: 40-40-A7-4A-3A-DC, Count: 24</text:p>
      <text:p text:style-name="P1">MAC Address: 40-4D-7F-B6-C7-1C, Count: 2117</text:p>
      <text:p text:style-name="P1">MAC Address: 40-B8-9A-47-A0-37, Count: 1876</text:p>
      <text:p text:style-name="P1">MAC Address: 40-F2-E9-36-9A-58, Count: 97</text:p>
      <text:p text:style-name="P1">MAC Address: 44-03-2C-7C-A0-D3, Count: 904</text:p>
      <text:p text:style-name="P1">MAC Address: 44-04-44-E3-EF-7B, Count: 191</text:p>
      <text:p text:style-name="P1">MAC Address: 44-04-44-ED-1B-9E, Count: 614</text:p>
      <text:p text:style-name="P1">MAC Address: 44-04-44-F0-61-3E, Count: 380</text:p>
      <text:p text:style-name="P1">MAC Address: 48-88-CA-6C-77-62, Count: 1057</text:p>
      <text:p text:style-name="P1">MAC Address: 48-88-CA-6F-82-5B, Count: 159</text:p>
      <text:p text:style-name="P1">MAC Address: 48-88-CA-BD-06-3D, Count: 660</text:p>
      <text:p text:style-name="P1">MAC Address: 48-EE-0C-45-CA-27, Count: 946</text:p>
      <text:p text:style-name="P1">MAC Address: 4C-32-75-AA-7B-E0, Count: 98</text:p>
      <text:p text:style-name="P1">MAC Address: 4C-49-E3-62-EA-CB, Count: 883</text:p>
      <text:p text:style-name="P1">MAC Address: 4C-49-E3-69-8A-27, Count: 999</text:p>
      <text:p text:style-name="P1">MAC Address: 4C-49-E3-70-2A-47, Count: 1722</text:p>
      <text:p text:style-name="P1">MAC Address: 4C-49-E3-70-5D-29, Count: 417</text:p>
      <text:p text:style-name="P1">MAC Address: 4C-49-E3-70-C1-33, Count: 456</text:p>
      <text:p text:style-name="P1">MAC Address: 4C-49-E3-76-C4-91, Count: 109</text:p>
      <text:p text:style-name="P1">MAC Address: 4C-49-E3-7A-42-8B, Count: 77</text:p>
      <text:p text:style-name="P1">MAC Address: 4C-49-E3-7B-6B-D7, Count: 115</text:p>
      <text:p text:style-name="P1">MAC Address: 50-04-B8-43-EB-E7, Count: 28</text:p>
      <text:p text:style-name="P1">MAC Address: 50-82-D5-84-43-52, Count: 29</text:p>
      <text:p text:style-name="P1">MAC Address: 50-82-D5-91-FE-46, Count: 303</text:p>
      <text:p text:style-name="P1">MAC Address: 50-8F-4C-9A-F1-F9, Count: 230</text:p>
      <text:p text:style-name="P1">MAC Address: 50-8F-4C-9F-E0-63, Count: 3843</text:p>
      <text:p text:style-name="P1">MAC Address: 50-8F-4C-AE-94-39, Count: 572</text:p>
      <text:p text:style-name="P1">MAC Address: 50-C7-BF-7C-2E-C9, Count: 1413</text:p>
      <text:p text:style-name="P1">MAC Address: 54-8C-A0-91-BE-F1, Count: 293</text:p>
      <text:p text:style-name="P1">MAC Address: 54-DC-1D-7C-E1-F4, Count: 169</text:p>
      <text:p text:style-name="P1">MAC Address: 58-00-E3-D9-02-11, Count: 675</text:p>
      <text:p text:style-name="P1">MAC Address: 58-00-E3-E9-A1-5D, Count: 19</text:p>
      <text:p text:style-name="P1">MAC Address: 58-48-22-5C-F9-DA, Count: 79</text:p>
      <text:p text:style-name="P1">MAC Address: 58-6D-8F-7D-DF-1B, Count: 725</text:p>
      <text:p text:style-name="P1">MAC Address: 58-FB-84-7B-5B-6F, Count: 978</text:p>
      <text:p text:style-name="P1">MAC Address: 5C-99-60-20-A5-87, Count: 2744</text:p>
      <text:p text:style-name="P1">MAC Address: 5C-99-60-8B-FD-C1, Count: 429</text:p>
      <text:p text:style-name="P1">MAC Address: 5C-99-60-FB-63-58, Count: 18</text:p>
      <text:p text:style-name="P1">MAC Address: 5C-AC-4C-27-8A-97, Count: 4075</text:p>
      <text:p text:style-name="P1">MAC Address: 5C-F7-C3-D7-C5-A8, Count: 1567</text:p>
      <text:p text:style-name="P1">MAC Address: 60-14-B3-6C-D7-8F, Count: 334</text:p>
      <text:p text:style-name="P1">MAC Address: 60-36-DD-6C-D3-3D, Count: 18</text:p>
      <text:p text:style-name="P1">MAC Address: 60-A3-7D-58-D3-50, Count: 19</text:p>
      <text:p text:style-name="P1">MAC Address: 60-A3-7D-93-5E-79, Count: 182</text:p>
      <text:p text:style-name="P1">MAC Address: 60-F1-89-8C-C4-60, Count: 3950</text:p>
      <text:p text:style-name="P1">MAC Address: 64-00-6A-27-49-60, Count: 308</text:p>
      <text:p text:style-name="P1">MAC Address: 64-5A-04-AC-D2-E8, Count: 903</text:p>
      <text:p text:style-name="P1"><text:soft-page-break/>MAC Address: 64-CC-2E-18-B3-73, Count: 791</text:p>
      <text:p text:style-name="P1">MAC Address: 64-CC-2E-1A-1F-D9, Count: 167</text:p>
      <text:p text:style-name="P1">MAC Address: 64-CC-2E-98-A8-83, Count: 271</text:p>
      <text:p text:style-name="P1">MAC Address: 64-DB-43-1A-2D-E3, Count: 1360</text:p>
      <text:p text:style-name="P1">MAC Address: 64-DB-43-4F-E2-50, Count: 710</text:p>
      <text:p text:style-name="P1">MAC Address: 64-DB-43-92-F4-96, Count: 3739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12:35:05.433292384</meta:creation-date>
    <dc:date>2025-02-05T12:50:53.317161533</dc:date>
    <meta:editing-duration>PT5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8" meta:paragraph-count="339" meta:word-count="1520" meta:character-count="13889" meta:non-whitespace-character-count="11806"/>
  </office:meta>
</office:document-meta>
</file>